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0.453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0.494cm"/>
    </style:style>
    <style:style style:name="co18" style:family="table-column">
      <style:table-column-properties fo:break-before="auto" style:column-width="0.43cm"/>
    </style:style>
    <style:style style:name="co19" style:family="table-column">
      <style:table-column-properties fo:break-before="auto" style:column-width="0.499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471cm"/>
    </style:style>
    <style:style style:name="co22" style:family="table-column">
      <style:table-column-properties fo:break-before="auto" style:column-width="19.537cm"/>
    </style:style>
    <style:style style:name="co23" style:family="table-column">
      <style:table-column-properties fo:break-before="auto" style:column-width="24.1cm"/>
    </style:style>
    <style:style style:name="co24" style:family="table-column">
      <style:table-column-properties fo:break-before="auto" style:column-width="1.016cm"/>
    </style:style>
    <style:style style:name="co25" style:family="table-column">
      <style:table-column-properties fo:break-before="auto" style:column-width="18.838cm"/>
    </style:style>
    <style:style style:name="co26" style:family="table-column">
      <style:table-column-properties fo:break-before="auto" style:column-width="1.27cm"/>
    </style:style>
    <style:style style:name="co27" style:family="table-column">
      <style:table-column-properties fo:break-before="auto" style:column-width="8.421cm"/>
    </style:style>
    <style:style style:name="co28" style:family="table-column">
      <style:table-column-properties fo:break-before="auto" style:column-width="2.155cm"/>
    </style:style>
    <style:style style:name="co29" style:family="table-column">
      <style:table-column-properties fo:break-before="auto" style:column-width="2.066cm"/>
    </style:style>
    <style:style style:name="co30" style:family="table-column">
      <style:table-column-properties fo:break-before="auto" style:column-width="1.928cm"/>
    </style:style>
    <style:style style:name="co31" style:family="table-column">
      <style:table-column-properties fo:break-before="auto" style:column-width="1.905cm"/>
    </style:style>
    <style:style style:name="co32" style:family="table-column">
      <style:table-column-properties fo:break-before="auto" style:column-width="2.11cm"/>
    </style:style>
    <style:style style:name="co33" style:family="table-column">
      <style:table-column-properties fo:break-before="auto" style:column-width="1.974cm"/>
    </style:style>
    <style:style style:name="co34" style:family="table-column">
      <style:table-column-properties fo:break-before="auto" style:column-width="10.253cm"/>
    </style:style>
    <style:style style:name="co35" style:family="table-column">
      <style:table-column-properties fo:break-before="auto" style:column-width="0.811cm"/>
    </style:style>
    <style:style style:name="co36" style:family="table-column">
      <style:table-column-properties fo:break-before="auto" style:column-width="2.15cm"/>
    </style:style>
    <style:style style:name="co37" style:family="table-column">
      <style:table-column-properties fo:break-before="auto" style:column-width="21.449cm"/>
    </style:style>
    <style:style style:name="co38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1.776cm" fo:break-before="auto" style:use-optimal-row-height="false"/>
    </style:style>
    <style:style style:name="ro6" style:family="table-row">
      <style:table-row-properties style:row-height="2.018cm" fo:break-before="auto" style:use-optimal-row-height="true"/>
    </style:style>
    <style:style style:name="ro7" style:family="table-row">
      <style:table-row-properties style:row-height="2.413cm" fo:break-before="auto" style:use-optimal-row-height="true"/>
    </style:style>
    <style:style style:name="ro8" style:family="table-row">
      <style:table-row-properties style:row-height="3.29cm" fo:break-before="auto" style:use-optimal-row-height="false"/>
    </style:style>
    <style:style style:name="ro9" style:family="table-row">
      <style:table-row-properties style:row-height="1.909cm" fo:break-before="auto" style:use-optimal-row-height="false"/>
    </style:style>
    <style:style style:name="ro10" style:family="table-row">
      <style:table-row-properties style:row-height="2.873cm" fo:break-before="auto" style:use-optimal-row-height="false"/>
    </style:style>
    <style:style style:name="ro11" style:family="table-row">
      <style:table-row-properties style:row-height="3.685cm" fo:break-before="auto" style:use-optimal-row-height="false"/>
    </style:style>
    <style:style style:name="ro12" style:family="table-row">
      <style:table-row-properties style:row-height="3.071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833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fo:background-color="transparent" fo:border="0.74pt solid #000000"/>
      <style:text-properties fo:color="#000000" style:font-name="Arial" fo:font-size="10pt" style:font-size-asian="10pt" style:font-name-complex="Arial" style:font-size-complex="10pt"/>
    </style:style>
    <style:style style:name="ce3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wrap-option="wrap" fo:border="0.74pt solid #000000"/>
    </style:style>
    <style:style style:name="ce39" style:family="table-cell" style:parent-style-name="Default">
      <style:table-cell-properties fo:wrap-option="wrap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10" style:family="text">
      <style:text-properties style:font-style-complex="normal" fo:text-shadow="none" style:text-position="0% 100%" fo:font-style="normal" style:text-line-through-type="none" style:text-underline-style="none" style:text-underline-color="font-color" style:language-complex="hi" style:country-complex="IN" style:text-overline-style="none" style:text-overline-color="font-color" style:font-name="Arial" style:text-line-through-mode="continuous" fo:language="ca" fo:country="ES" style:language-asian="zh" style:country-asian="CN" fo:color="#000000" style:font-name-asian="Noto Sans CJK SC" style:font-name-complex="Arial" style:text-emphasize="none" style:font-relief="none" style:text-outline="false" style:font-style-asian="normal"/>
    </style:style>
    <style:style style:name="T11" style:family="text">
      <style:text-properties style:font-style-complex="normal" fo:text-shadow="none" style:text-position="0% 100%" fo:font-style="normal" style:text-line-through-type="none" style:text-underline-style="none" style:text-underline-color="font-color" style:language-complex="hi" style:country-complex="IN" style:text-overline-style="none" style:text-overline-color="font-color" style:font-name="Arial" fo:font-size="10pt" style:text-line-through-mode="continuous" fo:language="ca" fo:country="ES" style:language-asian="zh" style:country-asian="CN" fo:color="#000000" style:font-name-asian="Noto Sans CJK SC" style:font-name-complex="Arial" style:font-size-asian="10pt" style:font-size-complex="10pt" style:text-emphasize="none" style:font-relief="none" style:text-outline="false" style:font-style-asian="normal"/>
    </style:style>
    <style:style style:name="T12" style:family="text">
      <style:text-properties style:text-position="0% 100%" style:font-name-complex="Arial" fo:font-size="10pt" fo:color="#000000" style:font-name-asian="Noto Sans CJK SC" style:font-name="Arial" style:text-underline-style="none" style:text-underline-color="font-color" style:text-line-through-type="none" fo:text-shadow="none" style:language-complex="hi" style:country-complex="IN" style:text-line-through-mode="continuous" style:language-asian="zh" style:country-asian="CN" style:text-outline="false" style:text-overline-style="none" style:text-overline-color="font-color" style:font-relief="none" style:text-emphasize="none" style:font-size-complex="10pt" style:font-size-asian="10pt" fo:language="ca" fo:country="ES"/>
    </style:style>
    <style:style style:name="T13" style:family="text">
      <style:text-properties style:text-position="0% 100%" style:font-style-complex="normal" style:font-name-complex="Arial" fo:font-size="10pt" fo:color="#000000" style:font-name-asian="Noto Sans CJK SC" style:font-name="Arial" style:text-underline-style="none" style:text-underline-color="font-color" style:text-line-through-type="none" fo:text-shadow="none" style:language-complex="hi" style:country-complex="IN" style:text-line-through-mode="continuous" style:language-asian="zh" style:country-asian="CN" style:font-style-asian="normal" style:text-outline="false" style:text-overline-style="none" style:text-overline-color="font-color" style:font-relief="none" style:text-emphasize="none" style:font-size-complex="10pt" style:font-size-asian="10pt" fo:font-style="normal" fo:language="ca" fo:country="ES"/>
    </style:style>
    <style:style style:name="T14" style:family="text">
      <style:text-properties style:text-emphasize="none" style:text-overline-style="none" style:text-overline-color="font-color" style:font-style-complex="normal" style:font-style-asian="normal" style:font-size-complex="10pt" style:font-size-asian="10pt" style:font-name-asian="Noto Sans CJK SC" style:language-asian="zh" style:country-asian="CN" style:font-name="Arial" style:language-complex="hi" style:country-complex="IN" style:text-line-through-mode="continuous" fo:text-shadow="none" style:text-position="0% 100%" fo:font-style="normal" style:text-line-through-type="none" style:text-underline-style="none" style:text-underline-color="font-color" fo:font-size="10pt" fo:color="#000000" fo:language="ca" fo:country="ES" style:font-name-complex="Arial" style:text-outline="false" style:font-relief="none"/>
    </style:style>
    <style:style style:name="T15" style:family="text">
      <style:text-properties fo:text-shadow="none" style:text-position="0% 100%" style:text-line-through-type="none" style:text-underline-style="none" style:text-underline-color="font-color" style:language-complex="hi" style:country-complex="IN" style:text-overline-style="none" style:text-overline-color="font-color" style:font-name="Arial" fo:font-size="10pt" style:text-line-through-mode="continuous" fo:language="ca" fo:country="ES" style:language-asian="zh" style:country-asian="CN" fo:color="#000000" style:font-name-asian="Noto Sans CJK SC" style:font-name-complex="Arial" style:font-size-asian="10pt" style:font-size-complex="10pt" style:text-emphasize="none" style:font-relief="none" style:text-outline="false"/>
    </style:style>
    <style:style style:name="T16" style:family="text">
      <style:text-properties style:text-emphasize="none" style:text-overline-style="none" style:text-overline-color="font-color" style:font-style-complex="normal" style:font-style-asian="normal" style:font-size-complex="10pt" style:font-size-asian="10pt" style:font-name-complex="Arial" style:font-name-asian="Noto Sans CJK SC" style:language-asian="zh" style:country-asian="CN" style:font-name="Arial" style:language-complex="hi" style:country-complex="IN" style:text-line-through-mode="continuous" fo:text-shadow="none" style:text-position="0% 100%" fo:font-style="normal" style:text-line-through-type="none" style:text-underline-style="none" style:text-underline-color="font-color" fo:font-size="10pt" fo:color="#000000" fo:language="ca" fo:country="ES" style:text-outline="fals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71 M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2 SA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3 P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4 SB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5 BD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</table:table>
      <table:table table:name="contribucio_ra_cp" table:style-name="ta1">
        <table:table-column table:style-name="co13" table:default-cell-style-name="ce9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7" table:number-columns-repeated="2" table:default-cell-style-name="ce24"/>
        <table:table-column table:style-name="co20" table:default-cell-style-name="ce24"/>
        <table:table-column table:style-name="co19" table:default-cell-style-name="ce24"/>
        <table:table-column table:style-name="co21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4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</table:table>
      <table:table table:name="ra_ca" table:style-name="ta1">
        <table:table-column table:style-name="co3" table:default-cell-style-name="ce25"/>
        <table:table-column table:style-name="co22" table:default-cell-style-name="ce24"/>
        <table:table-column table:style-name="co23" table:default-cell-style-name="ce29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<text:span text:style-name="T1">RA1.</text:span><text:span text:style-name="T2">a) S'han identificat els principis fonamentals dels sistemes intel·ligents.</text:span></text:p>
            <text:p><text:span text:style-name="T1">RA1.</text:span><text:span text:style-name="T2">b) S’ha recopilat informació sobre camps on s’aplica la Intel·ligència Artificial.</text:span></text:p>
            <text:p><text:span text:style-name="T1">RA1.</text:span><text:span text:style-name="T2">c) S'han identificat les tècniques bàsiques a utilitzar en l’entorn de la IA.</text:span></text:p>
            <text:p><text:span text:style-name="T1">RA1.</text:span><text:span text:style-name="T2">d) S'han identificat noves formes d’interaccions en els negocis que milloren l’eficiència operativa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1">RA2.</text:span><text:span text:style-name="T2">a) S’han determinat els requeriments bàsics a implementar en un sistema de resolució de problemes.</text:span></text:p>
            <text:p><text:span text:style-name="T1">RA2.</text:span><text:span text:style-name="T2">b) S'han classificat models d’intel·ligència artificial.</text:span></text:p>
            <text:p><text:span text:style-name="T1">RA2.</text:span><text:span text:style-name="T2">c) S'han caracteritzat models d’automatització de tasques.</text:span></text:p>
            <text:p><text:span text:style-name="T1">RA2.</text:span><text:span text:style-name="T2">d) S'han caracteritzat models de raonament imprecís.</text:span></text:p>
            <text:p><text:span text:style-name="T1">RA2.</text:span><text:span text:style-name="T2">e) S'han caracteritzat models de sistemes basats en regles.</text:span></text:p>
            <text:p><text:span text:style-name="T1">RA2</text:span><text:span text:style-name="T2">.f) S’ha valorat l’adeqüació dels models a la implementació del sistema de resolució de probleme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<text:span text:style-name="T1">RA3.</text:span><text:span text:style-name="T2">a) S'ha caracteritzat el processament de llenguatge natural.</text:span></text:p>
            <text:p><text:span text:style-name="T1">RA3.</text:span><text:span text:style-name="T2">b) S'ha justificat el paper del lingüista en un projecte d’intel·ligència artificial.</text:span></text:p>
            <text:p><text:span text:style-name="T1">RA3.</text:span><text:span text:style-name="T2">c) S'ha determinat el potencial de les tècniques existents de processament de llenguatge, així com les seues limitacions.</text:span></text:p>
            <text:p><text:span text:style-name="T1">RA3.</text:span><text:span text:style-name="T2">d) S'ha considerat en quins casos és factible aplicar estes tècniques en la resolució d’un problema.</text:span></text:p>
            <text:p><text:span text:style-name="T3">RA3</text:span><text:span text:style-name="T4">.e) S'ha avaluat el treball cooperatiu entre lingüistes i informàtics en el camp del processament del llenguatge natural.</text:span></text:p>
            <text:p><text:span text:style-name="T3">RA3.</text:span><text:span text:style-name="T4">f) S'ha descrit la formació teòrica que requereix l’investigador en processament del llenguatge natural.</text:span></text:p>
            <text:p><text:span text:style-name="T3">RA3.</text:span><text:span text:style-name="T4">g) S'ha elaborat un sistema de processament de llenguatge orientat a una tasca específica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<text:span text:style-name="T1">RA4.</text:span><text:span text:style-name="T2">a) S'han recopilat els problemes del modelat i control cinemàtic en robots manipuladors.</text:span></text:p>
            <text:p><text:span text:style-name="T1">RA4.</text:span><text:span text:style-name="T2">b) S'han buscat solucions als problemes dels robots.</text:span></text:p>
            <text:p><text:span text:style-name="T1">RA4.</text:span><text:span text:style-name="T2">c) S'han valorat les característiques diferenciadores de les tècniques de programació de robots i sistemes robotitzats.</text:span></text:p>
            <text:p><text:span text:style-name="T1">RA4.</text:span><text:span text:style-name="T2">d) S'han avaluat diferents opcions en el disseny i implementació de sistemes robotitzats.</text:span>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1">RA5.</text:span><text:span text:style-name="T2">a) S'ha descrit Ia dinàmica i estructures elementals dels sistemes experts.</text:span></text:p>
            <text:p><text:span text:style-name="T1">RA5.</text:span><text:span text:style-name="T2">b) S’han determinat les destreses necessàries per representar i simular comportaments bàsics de sistemes de molt distints àmbits.</text:span></text:p>
            <text:p><text:span text:style-name="T1">RA5.</text:span><text:span text:style-name="T2">c) S’ha raonat com influeix la variació de les característiques dels sistemes en la seua dinàmica d’actuació.</text:span></text:p>
            <text:p><text:span text:style-name="T1">RA5.</text:span><text:span text:style-name="T2">d) S’han desenvolupat estratègies de control definint els objectius i les especificacions de la resposta del sistema.</text:span></text:p>
            <text:p><text:span text:style-name="T1">RA5.</text:span><text:span text:style-name="T2">e) S'han relacionat els controladors intel·ligents amb el comportament del sistema.</text:span></text:p>
          </table:table-cell>
        </table:table-row>
        <table:table-row table:style-name="ro7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1">RA6.</text:span><text:span text:style-name="T2">a) S'han argumentat els possibles riscos legals i ètics de l’aplicació de la intel·ligència artificial.</text:span></text:p>
            <text:p><text:span text:style-name="T1">RA6.</text:span><text:span text:style-name="T2">b) S’ha reconegut la necessitat de respectar la privacitat de les dades.</text:span></text:p>
            <text:p><text:span text:style-name="T1">RA6.</text:span><text:span text:style-name="T2">c) S’ha decidit el compliment estricte de la legalitat en la seua aplicació.</text:span></text:p>
            <text:p><text:span text:style-name="T1">RA6.</text:span><text:span text:style-name="T2">d) S’ha integrat com part del procés la protecció davant possibles errors i atacs (security by design).</text:span></text:p>
            <text:p><text:span text:style-name="T1">RA6.</text:span><text:span text:style-name="T2">e) S’ha comprovat que se compleixen totes les normes legals i ètiques en totes les àrees de la intel·ligència artificial (privacy by design).</text:span></text:p>
            <text:p><text:span text:style-name="T5">RA6</text:span><text:span text:style-name="T6">.f) S’han identificat i corregit els possibles biaixos de gènere en el desenvolupament d’aplicacions d’intel·ligència artificial i Big Data.</text:span></text:p>
          </table:table-cell>
        </table:table-row>
      </table:table>
      <table:table table:name="continguts" table:style-name="ta1">
        <table:table-column table:style-name="co24" table:default-cell-style-name="ce3"/>
        <table:table-column table:style-name="co25" table:default-cell-style-name="ce31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7">C1.  Caracterització de sistemes d’intel·ligència artificial:</text:span></text:p>
            <text:p/>
            <text:p><text:span text:style-name="T8">  - C1.1 Fonaments dels sistemes intel·ligents.</text:span></text:p>
            <text:p><text:span text:style-name="T8">  - C1.2 Tècniques de la intel·ligència artificial.</text:span></text:p>
            <text:p><text:span text:style-name="T8">  - C1.3 Noves formes d’interacció.</text:span>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7">C2. Utilització de models d’intel·ligència artificial:</text:span></text:p>
            <text:p/>
            <text:p><text:span text:style-name="T7">  </text:span><text:span text:style-name="T9">- C2.1 Requeriments bàsics d’un sistema de resolució de problemes.</text:span></text:p>
            <text:p><text:span text:style-name="T8">  - C2.2 Models de sistemes d’intel·ligència artificial:</text:span></text:p>
            <text:p><text:span text:style-name="T8">       - C2.2.1 Automatització de tasques.</text:span></text:p>
            <text:p><text:span text:style-name="T8">       - C2.2.2 Sistemes de raonament imprecís.</text:span></text:p>
            <text:p><text:span text:style-name="T8">       - C2.2.3 Sistemes basats en regles.</text:span></text:p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7">C3. Processament del llenguatge natural:</text:span></text:p>
            <text:p><text:span text:style-name="T7"/></text:p>
            <text:p><text:span text:style-name="T8">  - C3.1 Processament del llenguatge natural: potencial i limitacions.</text:span></text:p>
            <text:p><text:span text:style-name="T8">  - C3.2 Aplicacions del processament del llenguatge natural.                                                                                                                                                        </text:span></text:p>
          </table:table-cell>
        </table:table-row>
        <table:table-row table:style-name="ro10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7">C4. Anàlisi de sistemes robotitzats:</text:span></text:p>
            <text:p><text:span text:style-name="T7">  </text:span></text:p>
            <text:p><text:span text:style-name="T8">  - C4.1 Mètodes i aplicacions de la robòtica.</text:span></text:p>
            <text:p><text:span text:style-name="T8">  - C4.2 Modelatge i control de robots.</text:span></text:p>
            <text:p><text:span text:style-name="T8">  - C4.3 Programació de robots i aplicacions.</text:span></text:p>
            <text:p><text:span text:style-name="T8">  - C4.4 Sistemes robotitzats. Disseny i implementació. </text:span></text:p>
          </table:table-cell>
        </table:table-row>
        <table:table-row table:style-name="ro11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7">C5. Sistemes experts:</text:span></text:p>
            <text:p><text:span text:style-name="T7">  </text:span></text:p>
            <text:p><text:span text:style-name="T8">  - C5.1 Dinàmica dels sistemes experts.</text:span></text:p>
            <text:p><text:span text:style-name="T8">  - C5.2 Estructures elementals dels sistemes experts.</text:span></text:p>
            <text:p><text:span text:style-name="T8">  - C5.3 Representar i simular comportaments bàsics.</text:span></text:p>
            <text:p><text:span text:style-name="T8">  - C5.4 Estratègies de control d’un sistema expert.</text:span></text:p>
            <text:p><text:span text:style-name="T8">  - C5.5 Aplicacions de sistemes experts.</text:span></text:p>
            <text:p><text:span text:style-name="T8">  - C5.6 Tendències en sistemes experts.</text:span></text:p>
          </table:table-cell>
        </table:table-row>
        <table:table-row table:style-name="ro12">
          <table:table-cell table:style-name="Default" office:value-type="string" calcext:value-type="string">
            <text:p>RA6</text:p>
          </table:table-cell>
          <table:table-cell office:value-type="string" calcext:value-type="string">
            <text:p><text:span text:style-name="T7">C6. Aplicació de principis legals i ètics de la intel·ligència artificial:</text:span></text:p>
            <text:p><text:span text:style-name="T7">  </text:span></text:p>
            <text:p><text:span text:style-name="T8">  - C6.1 Deontologia professional en intel·ligència artificial.</text:span></text:p>
            <text:p><text:span text:style-name="T8">  - C6.2 Privacitat de dades.</text:span></text:p>
            <text:p><text:span text:style-name="T8">  - C6.3 Protecció davant errors.</text:span></text:p>
            <text:p><text:span text:style-name="T8">  - C6.4 Principis ètics.</text:span></text:p>
            <text:p><text:span text:style-name="T8">  - C6.5 Biaixos de gènere en el desenvolupament i aplicacions d’intel·ligència artificial i Big Data.</text:span></text:p>
          </table:table-cell>
        </table:table-row>
      </table:table>
      <table:table table:name="sequenciacio_up_ra" table:style-name="ta1">
        <table:table-column table:style-name="co26" table:default-cell-style-name="ce3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" table:number-columns-repeated="2" table:default-cell-style-name="ce34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la intel·ligència artificial</text:p>
          </table:table-cell>
          <table:table-cell office:value-type="string" calcext:value-type="string">
            <text:p>a), b), c), d)</text:p>
          </table:table-cell>
          <table:table-cell table:number-columns-repeated="4"/>
          <table:table-cell office:value-type="string" calcext:value-type="string">
            <text:p>a), b)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Models d’intel·ligència artificial.</text:p>
          </table:table-cell>
          <table:table-cell/>
          <table:table-cell office:value-type="string" calcext:value-type="string">
            <text:p>a), b), c), d), e), f)</text:p>
          </table:table-cell>
          <table:table-cell table:number-columns-repeated="3"/>
          <table:table-cell office:value-type="string" calcext:value-type="string">
            <text:p>a), b)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orismes de cerca.</text:p>
          </table:table-cell>
          <table:table-cell/>
          <table:table-cell office:value-type="string" calcext:value-type="string">
            <text:p>a), b), e), f)</text:p>
          </table:table-cell>
          <table:table-cell table:number-columns-repeated="3"/>
          <table:table-cell office:value-type="string" calcext:value-type="string">
            <text:p>c), d), e), f)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Processament del llenguatge natural.</text:p>
          </table:table-cell>
          <table:table-cell table:number-columns-repeated="2"/>
          <table:table-cell office:value-type="string" calcext:value-type="string">
            <text:p>a), b), c), d), e), f), g)</text:p>
          </table:table-cell>
          <table:table-cell table:number-columns-repeated="2"/>
          <table:table-cell office:value-type="string" calcext:value-type="string">
            <text:p>c), d), e), f)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Sistemes experts.</text:p>
          </table:table-cell>
          <table:table-cell table:number-columns-repeated="3"/>
          <table:table-cell table:style-name="Default"/>
          <table:table-cell office:value-type="string" calcext:value-type="string">
            <text:p>a), b), c), d), e)</text:p>
          </table:table-cell>
          <table:table-cell office:value-type="string" calcext:value-type="string">
            <text:p>c), d), e), f)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Sistemes robotitzats.</text:p>
          </table:table-cell>
          <table:table-cell table:number-columns-repeated="3"/>
          <table:table-cell office:value-type="string" calcext:value-type="string">
            <text:p>a), b), c), d)</text:p>
          </table:table-cell>
          <table:table-cell/>
          <table:table-cell office:value-type="string" calcext:value-type="string">
            <text:p>c), d), e), f)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Ètica i legislació.</text:p>
          </table:table-cell>
          <table:table-cell table:number-columns-repeated="5"/>
          <table:table-cell office:value-type="string" calcext:value-type="string">
            <text:p>a), b), c), d), e), f)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C9:.H9])" office:value-type="float" office:value="100" calcext:value-type="float">
            <text:p>100</text:p>
          </table:table-cell>
          <table:table-cell table:formula="of:=SUM([.J2:.J8])" office:value-type="float" office:value="90" calcext:value-type="float">
            <text:p>90</text:p>
          </table:table-cell>
        </table:table-row>
      </table:table>
      <table:table table:name="sequenciacio_up_continguts" table:style-name="ta1">
        <table:table-column table:style-name="co26" table:default-cell-style-name="ce34"/>
        <table:table-column table:style-name="co34" table:default-cell-style-name="ce34"/>
        <table:table-column table:style-name="co29" table:number-columns-repeated="6" table:default-cell-style-name="ce34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la intel·ligència artificial</text:p>
          </table:table-cell>
          <table:table-cell office:value-type="string" calcext:value-type="string">
            <text:p>C1.1, C1.2, C1.3</text:p>
          </table:table-cell>
          <table:table-cell table:number-columns-repeated="4"/>
          <table:table-cell office:value-type="string" calcext:value-type="string">
            <text:p>C6.1, C6.2, C6.4</text:p>
          </table:table-cell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Models d’intel·ligència artificial.</text:p>
          </table:table-cell>
          <table:table-cell/>
          <table:table-cell office:value-type="string" calcext:value-type="string">
            <text:p>C2.1, C2.2</text:p>
          </table:table-cell>
          <table:table-cell table:number-columns-repeated="3"/>
          <table:table-cell office:value-type="string" calcext:value-type="string">
            <text:p>C6.2, C6.3, C6.4, C6.5</text:p>
          </table:table-cell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Algorismes de cerca.</text:p>
          </table:table-cell>
          <table:table-cell/>
          <table:table-cell office:value-type="string" calcext:value-type="string">
            <text:p>C2.1, C2.2.3</text:p>
          </table:table-cell>
          <table:table-cell table:style-name="Default"/>
          <table:table-cell table:number-columns-repeated="2"/>
          <table:table-cell office:value-type="string" calcext:value-type="string">
            <text:p>C6.3, C6.5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Processament del llenguatge natural.</text:p>
          </table:table-cell>
          <table:table-cell table:number-columns-repeated="2"/>
          <table:table-cell office:value-type="string" calcext:value-type="string">
            <text:p>C3.1, C3.2</text:p>
          </table:table-cell>
          <table:table-cell table:number-columns-repeated="2"/>
          <table:table-cell office:value-type="string" calcext:value-type="string">
            <text:p>C6.2, C6.3, C6.4, C6.5</text:p>
          </table:table-cell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Sistemes experts.</text:p>
          </table:table-cell>
          <table:table-cell table:number-columns-repeated="4"/>
          <table:table-cell office:value-type="string" calcext:value-type="string">
            <text:p>C5.1, C5.2, C5.3, C5.4, C5.5, C5.6</text:p>
          </table:table-cell>
          <table:table-cell office:value-type="string" calcext:value-type="string">
            <text:p>C6.2, C6.3, C6.4, C6.5</text:p>
          </table:table-cell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Sistemes robotitzats.</text:p>
          </table:table-cell>
          <table:table-cell table:number-columns-repeated="3"/>
          <table:table-cell office:value-type="string" calcext:value-type="string">
            <text:p>C4.1, C4.2, C4.3, C4.4</text:p>
          </table:table-cell>
          <table:table-cell/>
          <table:table-cell office:value-type="string" calcext:value-type="string">
            <text:p>C6.2, C6.3, C6.4, C6.5</text:p>
          </table:table-cell>
        </table:table-row>
        <table:table-row table:style-name="ro15">
          <table:table-cell office:value-type="float" office:value="7" calcext:value-type="float">
            <text:p>7</text:p>
          </table:table-cell>
          <table:table-cell office:value-type="string" calcext:value-type="string">
            <text:p>Ètica i legislació.</text:p>
          </table:table-cell>
          <table:table-cell table:number-columns-repeated="5"/>
          <table:table-cell office:value-type="string" calcext:value-type="string">
            <text:p>C6.1, C6.2, C6.3, C6.4, C6.5</text:p>
          </table:table-cell>
        </table:table-row>
      </table:table>
      <table:table table:name="temporalització" table:style-name="ta1">
        <table:table-column table:style-name="co35" table:default-cell-style-name="ce3"/>
        <table:table-column table:style-name="co34" table:default-cell-style-name="ce34"/>
        <table:table-column table:style-name="co36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 la intel·ligència artifi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s d’intel·ligència artificial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orismes de cerc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cessament del llenguatge natural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stemes experts.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stemes robotitzat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Ètica i legislació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7" table:default-cell-style-name="Default"/>
        <table:table-column table:style-name="co38" table:default-cell-style-name="ce18"/>
        <table:table-column table:style-name="co36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4">
          <table:table-cell table:style-name="ce39" office:value-type="string" calcext:value-type="string">
            <text:p>RA1. Caracteritza sistemes d'Intel·ligència Artificial relacionant-los amb la millora de l'eficiència operativa de les organitzacions i empreses.</text:p>
          </table:table-cell>
          <table:table-cell table:style-name="ce1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43" office:value-type="string" calcext:value-type="string">
            <text:p><text:span text:style-name="T10">RA1.a) S'han identificat els principis fonamentals dels sistemes intel·ligent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4" office:value-type="string" calcext:value-type="string">
            <text:p><text:span text:style-name="T11">RA1.b) S’ha recopilat informació sobre camps on s’aplica la Intel·ligència Artificia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4" office:value-type="string" calcext:value-type="string">
            <text:p><text:span text:style-name="T11">RA1.c) S'han identificat les tècniques bàsiques a utilitzar en l’entorn de la IA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4" office:value-type="string" calcext:value-type="string">
            <text:p><text:span text:style-name="T11">RA1.d) S'han identificat noves formes d’interaccions en els negocis que milloren l’eficiència operativa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2. Utilitza models de sistemes d'Intel·ligència Artificial implementant sistemes de resolució de problemes</text:p>
          </table:table-cell>
          <table:table-cell table:style-name="ce17"/>
          <table:table-cell table:style-name="ce16" office:value-type="string" calcext:value-type="string">
            <text:p>20</text:p>
          </table:table-cell>
        </table:table-row>
        <table:table-row table:style-name="ro1">
          <table:table-cell table:style-name="ce46" office:value-type="string" calcext:value-type="string">
            <text:p><text:span text:style-name="T12">RA2.a) S’han determinat els requeriments bàsics a implementar en un sistema de resolució de problemes.</text:span></text:p>
          </table:table-cell>
          <table:table-cell table:style-name="ce45" office:value-type="string" calcext:value-type="string">
            <text:p>4</text:p>
          </table:table-cell>
          <table:table-cell table:style-name="ce16"/>
        </table:table-row>
        <table:table-row table:style-name="ro1">
          <table:table-cell table:style-name="ce47" office:value-type="string" calcext:value-type="string">
            <text:p><text:span text:style-name="T13">RA2.b) S'han classificat models d’intel·ligència artificia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3">RA2.c) S'han caracteritzat models d’automatització de tasque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3">RA2.d) S'han caracteritzat models de raonament imprecí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3">RA2.e) S'han caracteritzat models de sistemes basats en regle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3">RA2.f) S’ha valorat l’adeqüació dels models a la implementació del sistema de resolució de probleme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4">
          <table:table-cell table:style-name="ce39" office:value-type="string" calcext:value-type="string">
            <text:p>RA3. Relaciona el processament de llenguatge natural amb les seues aplicacions, determinant el seu potencial i identificant les seues limitacions.</text:p>
          </table:table-cell>
          <table:table-cell table:style-name="ce16"/>
          <table:table-cell table:style-name="ce16" office:value-type="string" calcext:value-type="string">
            <text:p>20</text:p>
          </table:table-cell>
        </table:table-row>
        <table:table-row table:style-name="ro1">
          <table:table-cell table:style-name="ce47" office:value-type="string" calcext:value-type="string">
            <text:p><text:span text:style-name="T11">RA3.a) S'ha caracteritzat el processament de llenguatge natura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3.b) S'ha justificat el paper del lingüista en un projecte d’intel·ligència artificial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3.c) S'ha determinat el potencial de les tècniques existents de processament de llenguatge, així com les seues limitacions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3.d) S'ha considerat en quins casos és factible aplicar estes tècniques en la resolució d’un problema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4">RA3.e) S'ha avaluat el treball cooperatiu entre lingüistes i informàtics en el camp del processament del llenguatge natura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4">RA3.f) S'ha descrit la formació teòrica que requereix l’investigador en processament del llenguatge natura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4">RA3.g) S'ha elaborat un sistema de processament de llenguatge orientat a una tasca específica.</text:span>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4. Analitza sistemes robotitzats, avaluant opcions de disseny i implementació.</text:p>
          </table:table-cell>
          <table:table-cell table:style-name="ce16"/>
          <table:table-cell table:style-name="ce16" office:value-type="string" calcext:value-type="string">
            <text:p>20</text:p>
          </table:table-cell>
        </table:table-row>
        <table:table-row table:style-name="ro1">
          <table:table-cell table:style-name="ce47" office:value-type="string" calcext:value-type="string">
            <text:p><text:span text:style-name="T11">RA4.a) S'han recopilat els problemes del modelat i control cinemàtic en robots manipulador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4.b) S'han buscat solucions als problemes dels robot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4.c) S'han valorat les característiques diferenciadores de les tècniques de programació de robots i sistemes robotitzat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4.d) S'han avaluat diferents opcions en el disseny i implementació de sistemes robotitzat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5. Aplica sistemes experts avaluant la influència dels controladors intel·ligents en el comportament del sistema.</text:p>
          </table:table-cell>
          <table:table-cell table:style-name="ce16"/>
          <table:table-cell table:style-name="ce16" office:value-type="string" calcext:value-type="string">
            <text:p>20</text:p>
          </table:table-cell>
        </table:table-row>
        <table:table-row table:style-name="ro1">
          <table:table-cell table:style-name="ce47" office:value-type="string" calcext:value-type="string">
            <text:p><text:span text:style-name="T15">RA5.a) S'ha descrit Ia dinàmica i estructures elementals dels sistemes expert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6">
          <table:table-cell table:style-name="ce46" office:value-type="string" calcext:value-type="string">
            <text:p><text:span text:style-name="T11">RA5.b) S’han determinat les destreses necessàries per representar i simular comportaments bàsics de sistemes de molt distints àmbit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5.c) S’ha raonat com influeix la variació de les característiques dels sistemes en la seua dinàmica d’actuació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6" office:value-type="string" calcext:value-type="string">
            <text:p><text:span text:style-name="T11">RA5.d) S’han desenvolupat estratègies de control definint els objectius i les especificacions de la resposta del sistema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5.e) S'han relacionat els controladors intel·ligents amb el comportament del sistema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6. Aplica principis legals i ètics al desenvolupament de la Intel·ligència Artificial integrant-los com a part del procés.</text:p>
          </table:table-cell>
          <table:table-cell table:style-name="ce1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47" office:value-type="string" calcext:value-type="string">
            <text:p><text:span text:style-name="T11">RA6.a) S'han argumentat els possibles riscos legals i ètics de l’aplicació de la intel·ligència artificial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6.b) S’ha reconegut la necessitat de respectar la privacitat de les dades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7" office:value-type="string" calcext:value-type="string">
            <text:p><text:span text:style-name="T11">RA6.c) S’ha decidit el compliment estricte de la legalitat en la seua aplicació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6" office:value-type="string" calcext:value-type="string">
            <text:p><text:span text:style-name="T11">RA6.d) S’ha integrat com part del procés la protecció davant possibles errors i atacs (security by design)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6">
          <table:table-cell table:style-name="ce46" office:value-type="string" calcext:value-type="string">
            <text:p><text:span text:style-name="T11">RA6.e) S’ha comprovat que se compleixen totes les normes legals i ètiques en totes les àrees de la intel·ligència artificial (privacy by design)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6">
          <table:table-cell table:style-name="ce46" office:value-type="string" calcext:value-type="string">
            <text:p><text:span text:style-name="T16">RA6.f) S’han identificat i corregit els possibles biaixos de gènere en el desenvolupament d’aplicacions d’intel·ligència artificial i Big Data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 _-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2" style:volatile="true">
      <number:text loext:blank-width-char="-"> €</number:text>
      <number:fill-character> </number:fill-character>
      <number:text>- _-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6:23:09.1052507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3T18:00:35.320165554</dc:date>
    <meta:editing-duration>P2DT7H13M24S</meta:editing-duration>
    <meta:editing-cycles>90</meta:editing-cycles>
    <meta:generator>LibreOffice/24.2.7.2$Linux_X86_64 LibreOffice_project/420$Build-2</meta:generator>
    <meta:document-statistic meta:table-count="10" meta:cell-count="409" meta:object-count="0"/>
  </office:meta>
</office:document-meta>
</file>